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DR/Tone mapping</text:p>
      <text:p text:style-name="Standard">Motion Blur</text:p>
      <text:p text:style-name="Standard">Terrain rendering</text:p>
      <text:p text:style-name="Standard">Perlin noise</text:p>
      <text:p text:style-name="Standard">Depth of field</text:p>
      <text:p text:style-name="Standard">BSP trees</text:p>
      <text:p text:style-name="P1"/>
      <text:p text:style-name="P1">Shadows</text:p>
      <text:p text:style-name="Standard">Stencil Shadow volume</text:p>
      <text:p text:style-name="Standard">Cascaded shadow maps</text:p>
      <text:p text:style-name="Standard">Ambient occlusion</text:p>
      <text:p text:style-name="Standard">Variance Shadow maps</text:p>
      <text:p text:style-name="Standard"/>
      <text:p text:style-name="P1">Lighting</text:p>
      <text:p text:style-name="Standard">Parallax mapping</text:p>
      <text:p text:style-name="Standard">Parallax occlusion mapping</text:p>
      <text:p text:style-name="Standard">Deferred shading</text:p>
      <text:p text:style-name="Standard">Volumetric lighting</text:p>
      <text:p text:style-name="Standard"/>
      <text:p text:style-name="P1">Animation</text:p>
      <text:p text:style-name="Standard">Key frame animation</text:p>
      <text:p text:style-name="Standard">Skinning</text:p>
      <text:p text:style-name="P1"/>
      <text:p text:style-name="P1">Natural phenomena</text:p>
      <text:p text:style-name="Standard">Smoke</text:p>
      <text:p text:style-name="Standard">Fog</text:p>
      <text:p text:style-name="Standard">Water </text:p>
      <text:p text:style-name="Standard">Fire</text:p>
      <text:p text:style-name="P1"/>
      <text:p text:style-name="P1">General OpenGL</text:p>
      <text:p text:style-name="P2">Instanced rendering</text:p>
      <text:p text:style-name="P2">Constant Buffers</text:p>
      <text:p text:style-name="P2">Sampler Ob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ay Meiri</meta:initial-creator>
    <meta:creation-date>2011-09-07T06:32:00</meta:creation-date>
    <dc:date>2011-11-05T11:26:43</dc:date>
    <dc:creator>Etay Meiri</dc:creator>
    <meta:editing-duration>PT28M15S</meta:editing-duration>
    <meta:editing-cycles>12</meta:editing-cycles>
    <meta:generator>LibreOffice/3.4$Unix LibreOffice_project/340m1$Build-302</meta:generator>
    <meta:document-statistic meta:table-count="0" meta:image-count="0" meta:object-count="0" meta:page-count="1" meta:paragraph-count="28" meta:word-count="54" meta:character-count="384" meta:non-whitespace-character-count="357"/>
  </office:meta>
</office:document-meta>
</file>